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text-underline-style="none" fo:font-weight="normal" officeooo:rsid="001e03f5" officeooo:paragraph-rsid="0007260b"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6pt" style:text-underline-style="none" fo:font-weight="bold" officeooo:rsid="0007aabd" officeooo:paragraph-rsid="000fd0c2"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6pt" style:text-underline-style="none" fo:font-weight="bold" officeooo:rsid="00107646" officeooo:paragraph-rsid="00107646" style:font-size-asian="16pt" style:font-weight-asian="bold" style:font-size-complex="16pt" style:font-weight-complex="bold"/>
    </style:style>
    <style:style style:name="P4" style:family="paragraph" style:parent-style-name="Standard">
      <style:paragraph-properties fo:text-align="justify" style:justify-single-word="false"/>
      <style:text-properties fo:font-size="16pt" style:text-underline-style="none" fo:font-weight="bold" officeooo:rsid="001e03f5" officeooo:paragraph-rsid="0007260b" style:font-size-asian="14pt" style:font-weight-asian="bold" style:font-size-complex="16pt" style:font-weight-complex="bold"/>
    </style:style>
    <style:style style:name="P5"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7260b" officeooo:paragraph-rsid="0007aabd" style:font-size-asian="14pt" style:font-weight-asian="bold" style:font-size-complex="16pt" style:font-weight-complex="bold"/>
    </style:style>
    <style:style style:name="P6"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12ecf0" officeooo:paragraph-rsid="0012ecf0" style:font-size-asian="14pt" style:font-weight-asian="bold" style:font-size-complex="16pt" style:font-weight-complex="bold"/>
    </style:style>
    <style:style style:name="P7"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12fbba" officeooo:paragraph-rsid="0012fbba" style:font-size-asian="14pt" style:font-weight-asian="bold" style:font-size-complex="16pt" style:font-weight-complex="bold"/>
    </style:style>
    <style:style style:name="P8"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cb394" officeooo:paragraph-rsid="00179d8a"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officeooo:paragraph-rsid="0007aabd"/>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size="12pt" style:text-underline-style="none" fo:font-weight="normal" officeooo:rsid="001e03f5" style:font-size-asian="10.5pt" style:font-weight-asian="normal" style:font-size-complex="12pt" style:font-weight-complex="normal"/>
    </style:style>
    <style:style style:name="T3" style:family="text">
      <style:text-properties fo:font-size="12pt" style:text-underline-style="none" fo:font-weight="normal" officeooo:rsid="0007260b" style:font-size-asian="10.5pt" style:font-weight-asian="normal" style:font-size-complex="12pt" style:font-weight-complex="normal"/>
    </style:style>
    <style:style style:name="T4" style:family="text">
      <style:text-properties fo:font-size="12pt" style:text-underline-style="none" fo:font-weight="normal" officeooo:rsid="0007aabd" style:font-size-asian="10.5pt" style:font-weight-asian="normal" style:font-size-complex="12pt" style:font-weight-complex="normal"/>
    </style:style>
    <style:style style:name="T5" style:family="text">
      <style:text-properties fo:font-size="12pt" style:text-underline-style="none" fo:font-weight="normal" officeooo:rsid="0009a790" style:font-size-asian="10.5pt" style:font-weight-asian="normal" style:font-size-complex="12pt" style:font-weight-complex="normal"/>
    </style:style>
    <style:style style:name="T6" style:family="text">
      <style:text-properties fo:font-size="12pt" style:text-underline-style="none" fo:font-weight="normal" officeooo:rsid="00107646" style:font-size-asian="10.5pt" style:font-weight-asian="normal" style:font-size-complex="12pt" style:font-weight-complex="normal"/>
    </style:style>
    <style:style style:name="T7" style:family="text">
      <style:text-properties fo:font-size="12pt" style:text-underline-style="none" fo:font-weight="normal" officeooo:rsid="0012ecf0" style:font-size-asian="10.5pt" style:font-weight-asian="normal" style:font-size-complex="12pt" style:font-weight-complex="normal"/>
    </style:style>
    <style:style style:name="T8" style:family="text">
      <style:text-properties fo:font-size="12pt" style:text-underline-style="none" fo:font-weight="normal" officeooo:rsid="0012fbba" style:font-size-asian="10.5pt" style:font-weight-asian="normal" style:font-size-complex="12pt" style:font-weight-complex="normal"/>
    </style:style>
    <style:style style:name="T9"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10" style:family="text">
      <style:text-properties fo:font-size="12pt" fo:font-style="italic" style:text-underline-style="none" fo:font-weight="normal" officeooo:rsid="0012ecf0" style:font-size-asian="10.5pt" style:font-style-asian="italic" style:font-weight-asian="normal" style:font-size-complex="12pt" style:font-style-complex="italic" style:font-weight-complex="normal"/>
    </style:style>
    <style:style style:name="T11" style:family="text">
      <style:text-properties fo:font-size="12pt" fo:font-style="normal" style:text-underline-style="none" fo:font-weight="normal" officeooo:rsid="0007aabd" style:font-size-asian="10.5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09a790" style:font-size-asian="10.5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107646" style:font-size-asian="10.5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011d782" style:font-size-asian="10.5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012fbba" style:font-size-asian="10.5pt" style:font-style-asian="normal" style:font-weight-asian="normal" style:font-size-complex="12pt" style:font-style-complex="normal" style:font-weight-complex="normal"/>
    </style:style>
    <style:style style:name="T16" style:family="text">
      <style:text-properties fo:font-style="normal" style:text-underline-style="none" officeooo:rsid="00127601" style:font-style-asian="normal" style:font-style-complex="normal"/>
    </style:style>
    <style:style style:name="T17" style:family="text">
      <style:text-properties fo:font-style="normal" style:text-underline-style="none" officeooo:rsid="00149411" style:font-style-asian="normal" style:font-style-complex="normal"/>
    </style:style>
    <style:style style:name="T18" style:family="text">
      <style:text-properties fo:font-style="normal" style:text-underline-style="none" officeooo:rsid="00158089" style:font-style-asian="normal" style:font-style-complex="normal"/>
    </style:style>
    <style:style style:name="T19" style:family="text">
      <style:text-properties fo:font-style="normal" style:text-underline-style="none" officeooo:rsid="0015dfd4" style:font-style-asian="normal" style:font-style-complex="normal"/>
    </style:style>
    <style:style style:name="T20" style:family="text">
      <style:text-properties fo:font-style="normal" style:text-underline-style="none" officeooo:rsid="00179d8a" style:font-style-asian="normal" style:font-style-complex="normal"/>
    </style:style>
    <style:style style:name="T21" style:family="text">
      <style:text-properties officeooo:rsid="0010764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1">Diseño g</text:span>estor de valla:</text:p>
      <text:p text:style-name="P1"/>
      <text:p text:style-name="P5"><text:span text:style-name="T1">Se ha decidido que el gestor de vallas sea el que </text:span><text:span text:style-name="T5">se encargue de</text:span><text:span text:style-name="T1"> determin</text:span><text:span text:style-name="T5">ar</text:span><text:span text:style-name="T1"> el tamaño de las vallas y la cantidad de las mismas, así como de lanzar tantos </text:span><text:span text:style-name="T6">hilos</text:span><text:span text:style-name="T1"> como vallas </text:span><text:span text:style-name="T6">estén disponibles para poner anuncios. </text:span><text:span text:style-name="T7">Con el objeto de encapsular código y facilitar la legibilidad del código se hace uso de dos tipos abstractos de datos (TAD): </text:span><text:span text:style-name="T10">Anuncio</text:span><text:span text:style-name="T7"> y </text:span><text:span text:style-name="T10">Valla</text:span><text:span text:style-name="T7">. </text:span></text:p>
      <text:p text:style-name="P6"><text:span text:style-name="T9">Anuncio</text:span><text:span text:style-name="T1"> se encarga de almacenar la información necesaria para poder descargar la imagen y el tiempo que se va a mostrar dicha imagen </text:span><text:span text:style-name="T8">con ciertas operaciones que permiten consultar dichos datos.</text:span></text:p>
      <text:p text:style-name="P7"><text:span text:style-name="T9">Valla</text:span><text:span text:style-name="T1"> encapsula los datos relativos a una valla publicitaria tales como el anuncio que está mostrando o ha mostrado y sus dimensiones así como ciertas operaciones que permiten consultar su tamaño y reemplazar el anuncio que se muestra.</text:span></text:p>
      <text:p text:style-name="P7"><text:span text:style-name="T1">Ninguna de estas estructuras de datos garantiza la exclusión mutua en sus operaciones.</text:span></text:p>
      <text:p text:style-name="P9"><text:span text:style-name="T4">Cada </text:span><text:span text:style-name="T8">hilo </text:span><text:span text:style-name="T11">se encarga de abrir una ventana vacía y mientras pueda haber anuncio</text:span><text:span text:style-name="T13">s </text:span><text:span text:style-name="T15">lo</text:span><text:span text:style-name="T11"> </text:span><text:span text:style-name="T12">extrae </text:span><text:span text:style-name="T15">de la cola (criterio FIFO),</text:span><text:span text:style-name="T2"> </text:span><text:span text:style-name="T5">lo </text:span><text:span text:style-name="T3">descarga </text:span><text:span text:style-name="T5">y lo muestra en la ventana que le corresponde durante el tiempo que fue subastado. La extracción del anuncio puede suponer un problema de concurrencia que se ha decidido solventar con el uso de </text:span><text:span text:style-name="T6">un</text:span><text:span text:style-name="T5"> monitor </text:span><text:span text:style-name="T6">(</text:span><text:span text:style-name="T6"><text:reference-ref text:reference-format="text" text:ref-name="MonitorValla">mValla</text:reference-ref></text:span><text:span text:style-name="T6">)</text:span><text:span text:style-name="T5"> </text:span><text:span text:style-name="T12">. Una vez la imagen se ha mostrado </text:span><text:span text:style-name="T14">durante</text:span><text:span text:style-name="T12"> el tiempo </text:span><text:span text:style-name="T14">pactado </text:span><text:span text:style-name="T12">la ventana pasa a estar en negro a la espera de poder mostrar una nueva imagen. </text:span><text:span text:style-name="T14">Será necesario que el monitor sepa cuándo no debe esperar que más anuncios sean encolados para no estar en ese estado indefinidamente.</text:span></text:p>
      <text:p text:style-name="P3"/>
      <text:p text:style-name="P3">Diseño <text:reference-mark-start text:name="MonitorValla"/>mValla<text:reference-mark-end text:name="MonitorValla"/>:</text:p>
      <text:p text:style-name="P2"/>
      <text:p text:style-name="P8"><text:span text:style-name="T16">Se ha diseñado este monitor con el fin de garantizar la exclusión mutua para añadir y extraer elementos de la cola, así como controlar el valor y uso de los datos estadísticos de interés, </text:span><text:span text:style-name="T18">evitando de esta forma los problemas de concurrencia que pueden dar estas operaciones.</text:span><text:span text:style-name="T16"> </text:span><text:span text:style-name="T17">Dicho monitor deberá ser visible para el subastador, el gestor de vallas y el administrador ya que el subastador hará uso de una cola, </text:span><text:span text:style-name="T18">encapsulada en el monitor,</text:span><text:span text:style-name="T17"> para encolar los anuncios que hayan ganado la subasta. El gestor de vallas usará la misma cola para ir desencolando los elementos y mostrarlos en alguna de las vallas publicitarias. </text:span><text:span text:style-name="T18">P</text:span><text:span text:style-name="T17">or su parte, el administrador necesitará acceder a los estad</text:span><text:span text:style-name="T18">ísticos.</text:span></text:p>
      <text:p text:style-name="P8"><text:span text:style-name="T19">Además es necesario que se indique que no se van a encolar más anuncios dado que al desencolar, mientras exista la posibilidad de añadir más anuncios y la longitud de la cola sea 0 </text:span><text:span text:style-name="T20">esperará a que se añada algún elemento o bien se notifique que no se van a añadir má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3:03:01.140641168</meta:creation-date>
    <meta:generator>LibreOffice/5.4.2.2$Linux_X86_64 LibreOffice_project/40m0$Build-2</meta:generator>
    <dc:date>2018-01-12T20:09:34.755683551</dc:date>
    <meta:editing-duration>PT21M28S</meta:editing-duration>
    <meta:editing-cycles>3</meta:editing-cycles>
    <meta:document-statistic meta:table-count="0" meta:image-count="0" meta:object-count="0" meta:page-count="1" meta:paragraph-count="9" meta:word-count="429" meta:character-count="2480" meta:non-whitespace-character-count="2058"/>
  </office:meta>
</office:document-meta>
</file>